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Default" style:data-style-name="N5"/>
    <style:style style:name="ce6" style:family="table-cell" style:parent-style-name="Default" style:data-style-name="N118"/>
    <style:style style:name="ce7" style:family="table-cell" style:parent-style-name="Default" style:data-style-name="N118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>
            <text:p>Constant current LED driv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ss</text:p>
          </table:table-cell>
          <table:table-cell table:style-name="ce2" table:formula="of:=[.C21]" office:value-type="float" office:value="9">
            <text:p>9.00</text:p>
          </table:table-cell>
          <table:table-cell office:value-type="string">
            <text:p>V</text:p>
          </table:table-cell>
          <table:table-cell office:value-type="string">
            <text:p>Supply voltage from DC/DC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</text:p>
          </table:table-cell>
          <table:table-cell table:style-name="ce1" office:value-type="float" office:value="0.02">
            <text:p>0.02</text:p>
          </table:table-cell>
          <table:table-cell office:value-type="string">
            <text:p>A</text:p>
          </table:table-cell>
          <table:table-cell table:number-columns-repeated="4"/>
          <table:table-cell table:style-name="ce7" table:formula="of:=[.I8]/[.I7]" office:value-type="float" office:value="0.0202778983933999">
            <text:p>0.020</text:p>
          </table:table-cell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Re</text:p>
          </table:table-cell>
          <table:table-cell table:style-name="ce1" office:value-type="float" office:value="47">
            <text:p>47</text:p>
          </table:table-cell>
          <table:table-cell office:value-type="string">
            <text:p>Ohm</text:p>
          </table:table-cell>
          <table:table-cell office:value-type="string">
            <text:p>Resistor between Emitter and Ground</text:p>
          </table:table-cell>
          <table:table-cell table:number-columns-repeated="3"/>
          <table:table-cell table:style-name="ce8" office:value-type="float" office:value="47">
            <text:p>47</text:p>
          </table:table-cell>
          <table:table-cell office:value-type="string">
            <text:p>Ohm</text:p>
          </table:table-cell>
        </table:table-row>
        <table:table-row table:style-name="ro1">
          <table:table-cell/>
          <table:table-cell office:value-type="string">
            <text:p>Vre</text:p>
          </table:table-cell>
          <table:table-cell table:style-name="ce3" table:formula="of:=[.C7]*[.C6]" office:value-type="float" office:value="0.94">
            <text:p>0.94</text:p>
          </table:table-cell>
          <table:table-cell office:value-type="string">
            <text:p>V</text:p>
          </table:table-cell>
          <table:table-cell office:value-type="string">
            <text:p>Voltage over Re</text:p>
          </table:table-cell>
          <table:table-cell table:number-columns-repeated="3"/>
          <table:table-cell table:style-name="ce7" table:formula="of:=[.I9]-0.7" office:value-type="float" office:value="0.953061224489796">
            <text:p>0.953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Vb</text:p>
          </table:table-cell>
          <table:table-cell table:style-name="ce3" table:formula="of:=[.C8]+0.7" office:value-type="float" office:value="1.64">
            <text:p>1.64</text:p>
          </table:table-cell>
          <table:table-cell/>
          <table:table-cell office:value-type="string">
            <text:p>Voltage on B</text:p>
          </table:table-cell>
          <table:table-cell table:number-columns-repeated="3"/>
          <table:table-cell table:style-name="ce7" table:formula="of:=[.C5]*([.I12]/([.I11]+[.I12]))" office:value-type="float" office:value="1.6530612244898">
            <text:p>1.653</text:p>
          </table:table-cell>
          <table:table-cell office:value-type="string">
            <text:p>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R1</text:p>
          </table:table-cell>
          <table:table-cell table:style-name="ce4" table:formula="of:=([.C12]*[.C5]/([.C8] + 0.7))-[.C12]" office:value-type="float" office:value="12117.0731707317">
            <text:p>12117</text:p>
          </table:table-cell>
          <table:table-cell office:value-type="string">
            <text:p>Ohm</text:p>
          </table:table-cell>
          <table:table-cell office:value-type="string">
            <text:p>Voltage divider top</text:p>
          </table:table-cell>
          <table:table-cell table:number-columns-repeated="3"/>
          <table:table-cell table:style-name="ce1" office:value-type="float" office:value="12000">
            <text:p>12000</text:p>
          </table:table-cell>
          <table:table-cell office:value-type="string">
            <text:p>Ohm</text:p>
          </table:table-cell>
        </table:table-row>
        <table:table-row table:style-name="ro1">
          <table:table-cell/>
          <table:table-cell office:value-type="string">
            <text:p>R2</text:p>
          </table:table-cell>
          <table:table-cell table:style-name="ce1" office:value-type="float" office:value="2700">
            <text:p>2700</text:p>
          </table:table-cell>
          <table:table-cell office:value-type="string">
            <text:p>Ohm</text:p>
          </table:table-cell>
          <table:table-cell office:value-type="string">
            <text:p>Voltage divider bottom</text:p>
          </table:table-cell>
          <table:table-cell table:number-columns-repeated="3"/>
          <table:table-cell table:style-name="ce1" office:value-type="float" office:value="2700">
            <text:p>2700</text:p>
          </table:table-cell>
          <table:table-cell office:value-type="string">
            <text:p>Ohm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style-name="ce1" office:value-type="string">
            <text:p>MC34063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1000">
            <text:p>1000</text:p>
          </table:table-cell>
          <table:table-cell office:value-type="string">
            <text:p>Oh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6200">
            <text:p>6200</text:p>
          </table:table-cell>
          <table:table-cell office:value-type="string">
            <text:p>Oh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out</text:p>
          </table:table-cell>
          <table:table-cell table:style-name="ce3" table:formula="of:=1.25*(1+[.C20]/[.C19])" office:value-type="float" office:value="9">
            <text:p>9.00</text:p>
          </table:table-cell>
          <table:table-cell office:value-type="string">
            <text:p>V</text:p>
          </table:table-cell>
          <table:table-cell office:value-type="string">
            <text:p>Desired output volt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n(min)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  <table:table-cell office:value-type="string">
            <text:p>Minimum input voltage we want to accep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f</text:p>
          </table:table-cell>
          <table:table-cell office:value-type="float" office:value="0.9">
            <text:p>0.9</text:p>
          </table:table-cell>
          <table:table-cell office:value-type="string">
            <text:p>V</text:p>
          </table:table-cell>
          <table:table-cell office:value-type="string">
            <text:p>Forward voltage drop of the chosen output rectif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sat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Saturation voltage of the output switch (from datasheet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</text:p>
          </table:table-cell>
          <table:table-cell office:value-type="float" office:value="33000">
            <text:p>33000</text:p>
          </table:table-cell>
          <table:table-cell office:value-type="string">
            <text:p>Hz</text:p>
          </table:table-cell>
          <table:table-cell office:value-type="string">
            <text:p>At 1nF capacitanc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sc</text:p>
          </table:table-cell>
          <table:table-cell table:style-name="ce5" office:value-type="float" office:value="0.27">
            <text:p>.27</text:p>
          </table:table-cell>
          <table:table-cell office:value-type="string">
            <text:p>Oh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on/toff</text:p>
          </table:table-cell>
          <table:table-cell table:style-name="ce6" table:formula="of:=([.C21]+[.C23]-[.C22])/([.C22]-[.C24])" office:value-type="float" office:value="1.96666666666667">
            <text:p>1.9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ff</text:p>
          </table:table-cell>
          <table:table-cell table:style-name="ce3" table:formula="of:=1/([.C25]*([.C28]+1))*1000000" office:value-type="float" office:value="10.2145045965271">
            <text:p>10.21</text:p>
          </table:table-cell>
          <table:table-cell office:value-type="string">
            <text:p>u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on</text:p>
          </table:table-cell>
          <table:table-cell table:style-name="ce3" table:formula="of:=(1/[.C25]-([.C29]/1000000))*1000000" office:value-type="float" office:value="20.0885257065032">
            <text:p>20.09</text:p>
          </table:table-cell>
          <table:table-cell office:value-type="string">
            <text:p>u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t</text:p>
          </table:table-cell>
          <table:table-cell table:style-name="ce4" table:formula="of:=4*0.00001*[.C30]*1000000" office:value-type="float" office:value="803.541028260129">
            <text:p>804</text:p>
          </table:table-cell>
          <table:table-cell office:value-type="string">
            <text:p>pF</text:p>
          </table:table-cell>
          <table:table-cell office:value-type="string">
            <text:p>820pf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pk(switch)</text:p>
          </table:table-cell>
          <table:table-cell table:style-name="ce3" table:formula="of:=0.3/[.C26]" office:value-type="float" office:value="1.11111111111111">
            <text:p>1.11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out(max)</text:p>
          </table:table-cell>
          <table:table-cell table:style-name="ce3" table:formula="of:=[.C32]/(2*([.C28]+1))" office:value-type="float" office:value="0.187265917602996">
            <text:p>0.19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(min)</text:p>
          </table:table-cell>
          <table:table-cell table:style-name="ce4" table:formula="of:=([.C22]-[.C24])/[.C32]*[.C30]" office:value-type="float" office:value="54.2390194075587">
            <text:p>54</text:p>
          </table:table-cell>
          <table:table-cell office:value-type="string">
            <text:p>u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</text:p>
          </table:table-cell>
          <table:table-cell table:formula="of:=9*[.C33]*([.C30])/0.1" office:value-type="float" office:value="338.570657974774">
            <text:p>338.570657974774</text:p>
          </table:table-cell>
          <table:table-cell office:value-type="string">
            <text:p>uF</text:p>
          </table:table-cell>
          <table:table-cell office:value-type="string">
            <text:p>220-330uF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6/07/2012</text:date>, <text:time>15:5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6T17:26:03</meta:creation-date>
    <dc:date>2012-06-07T15:59:35</dc:date>
    <meta:editing-duration>PT02H59M42S</meta:editing-duration>
    <meta:editing-cycles>55</meta:editing-cycles>
    <meta:generator>OpenOffice.org/3.2$Linux OpenOffice.org_project/320m12$Build-9483</meta:generator>
    <meta:document-statistic meta:table-count="3" meta:cell-count="94" meta:object-count="0"/>
  </office:meta>
</office:document-meta>
</file>